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C0000373B00002C9170E83BD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495cm" svg:height="17.145cm" svg:x="2.54cm" svg:y="1.905cm">
          <draw:image xlink:href="Pictures/200000CC0000373B00002C9170E83BD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3:04:59</meta:creation-date>
    <dc:date>2009-04-24T12:47:03</dc:date>
    <dc:language>en-US</dc:language>
    <meta:editing-cycles>9</meta:editing-cycles>
    <meta:editing-duration>PT4M1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